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4"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6" style:family="paragraph" style:parent-style-name="Standard">
      <style:text-properties fo:font-weight="bold" officeooo:rsid="001b5e1d" officeooo:paragraph-rsid="001df938" style:font-weight-asian="bold" style:font-weight-complex="bold"/>
    </style:style>
    <style:style style:name="P7"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8" style:family="paragraph" style:parent-style-name="Text_20_body">
      <style:text-properties officeooo:paragraph-rsid="001df938"/>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officeooo:rsid="001f0c9e"/>
    </style:style>
    <style:style style:name="T4" style:family="text">
      <style:text-properties officeooo:rsid="001f40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GRAMMING FUNDAMENTALS – ASSIGNMENT <text:span text:style-name="T1">2</text:span></text:p>
      <text:p text:style-name="P6"/>
      <text:p text:style-name="P4">Q1. Elucidate the following concepts: 'Statically Typed Language', 'Dynamically</text:p>
      <text:p text:style-name="P5">Typed Language', 'Strongly Typed Language', and 'Loosely Typed Language'?</text:p>
      <text:p text:style-name="P5">Also, into which of these categories would Java fall?”</text:p>
      <text:p text:style-name="P5"/>
      <text:p text:style-name="P5">Statically Typed Language</text:p>
      <text:p text:style-name="P5"/>
      <text:p text:style-name="P5"><text:span text:style-name="T2">Statically typed programming languages do type checking at </text:span><text:span text:style-name="Emphasis"><text:span text:style-name="T2">compile-time</text:span></text:span><text:span text:style-name="T2">.</text:span></text:p>
      <text:p text:style-name="P5"><text:span text:style-name="T2"/></text:p>
      <text:p text:style-name="P5"><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5"><text:span text:style-name="T2"/></text:p>
      <text:p text:style-name="P7"><text:span text:style-name="T2">The main advantage here is that all kinds of checking can be done by the compiler, and therefore a lot of trivial bugs are caught at a very early stage.</text:span></text:p>
      <text:p text:style-name="P8">Examples: C, C++, Java, Rust, Go, Scala</text:p>
      <text:p text:style-name="P5">Dynamically Typed Language</text:p>
      <text:p text:style-name="P5"/>
      <text:p text:style-name="P5"><text:span text:style-name="T2">Dynamically typed programming languages do type checking at </text:span><text:span text:style-name="Emphasis"><text:span text:style-name="T2">run-time</text:span></text:span><text:span text:style-name="T2">.</text:span></text:p>
      <text:p text:style-name="P5"><text:span text:style-name="T2"/></text:p>
      <text:p text:style-name="P5"><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5"><text:span text:style-name="T2"/></text:p>
      <text:p text:style-name="P5"><text:span text:style-name="T2">Examples: Perl, Ruby, Python, PHP, JavaScript, Erlang</text:span></text:p>
      <text:p text:style-name="P5"><text:span text:style-name="T2"/></text:p>
      <text:p text:style-name="P5">St<text:span text:style-name="T1">rongly</text:span> Typed Language</text:p>
      <text:p text:style-name="P5"/>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5"><text:span text:style-name="T3">Loosely</text:span> Typed Language</text:p>
      <text:p text:style-name="P5"/>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4">PHP, Perl</text:span></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8:08:10.396758968</dc:date>
    <meta:editing-duration>PT1M</meta:editing-duration>
    <meta:editing-cycles>1</meta:editing-cycles>
    <meta:document-statistic meta:table-count="0" meta:image-count="0" meta:object-count="0" meta:page-count="2" meta:paragraph-count="22" meta:word-count="447" meta:character-count="3007" meta:non-whitespace-character-count="2580"/>
  </office:meta>
</office:document-meta>
</file>